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27b" officeooo:paragraph-rsid="000a827b"/>
    </style:style>
    <style:style style:name="P2" style:family="paragraph" style:parent-style-name="Standard">
      <style:text-properties officeooo:rsid="000a827b" officeooo:paragraph-rsid="000e4453"/>
    </style:style>
    <style:style style:name="P3" style:family="paragraph" style:parent-style-name="Standard">
      <style:text-properties officeooo:rsid="000b0615" officeooo:paragraph-rsid="000b0615"/>
    </style:style>
    <style:style style:name="T1" style:family="text">
      <style:text-properties officeooo:rsid="000b0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《Revisiting Single Image <text:s/>Depth Estimation:Toward Higher Resolution Maps with Accurate Object Boundaries》:</text:p>
      <text:p text:style-name="P3">论文：arxiv.org/pdf/1803.08673.pdf</text:p>
      <text:p text:style-name="P2">github<text:span text:style-name="T1">：github.com/JunjH/Revisiting_Single_Depth_Estimation 里面包含了环境配置、运行代码、数据集下载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4:45:46.388988502</meta:creation-date>
    <dc:date>2022-05-31T14:59:12.709697181</dc:date>
    <meta:editing-duration>PT13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3" meta:character-count="217" meta:non-whitespace-character-count="204"/>
  </office:meta>
</office:document-meta>
</file>